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e1b3" officeooo:paragraph-rsid="0010e1b3"/>
    </style:style>
    <style:style style:name="P2" style:family="paragraph" style:parent-style-name="Standard" style:list-style-name="L1">
      <style:text-properties officeooo:rsid="0010e1b3" officeooo:paragraph-rsid="0010e1b3"/>
    </style:style>
    <style:style style:name="P3" style:family="paragraph" style:parent-style-name="Standard" style:list-style-name="L1">
      <style:text-properties officeooo:rsid="0010e1b3" officeooo:paragraph-rsid="001217da"/>
    </style:style>
    <style:style style:name="P4" style:family="paragraph" style:parent-style-name="Standard" style:list-style-name="L1">
      <style:text-properties officeooo:rsid="001217da" officeooo:paragraph-rsid="001217da"/>
    </style:style>
    <style:style style:name="P5" style:family="paragraph" style:parent-style-name="Standard" style:list-style-name="L1">
      <style:text-properties officeooo:rsid="00146ce6" officeooo:paragraph-rsid="00146ce6"/>
    </style:style>
    <style:style style:name="P6" style:family="paragraph" style:parent-style-name="Standard" style:list-style-name="L1">
      <style:text-properties officeooo:rsid="0016271e" officeooo:paragraph-rsid="0016271e"/>
    </style:style>
    <style:style style:name="T1" style:family="text">
      <style:text-properties officeooo:rsid="00112993"/>
    </style:style>
    <style:style style:name="T2" style:family="text">
      <style:text-properties officeooo:rsid="0012e7c9"/>
    </style:style>
    <style:style style:name="T3" style:family="text">
      <style:text-properties officeooo:rsid="0015f14b"/>
    </style:style>
    <style:style style:name="T4" style:family="text">
      <style:text-properties officeooo:rsid="0016271e"/>
    </style:style>
    <style:style style:name="T5" style:family="text">
      <style:text-properties officeooo:rsid="001638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 of C primer Plus</text:p>
      <text:p text:style-name="P1"/>
      <text:list xml:id="list656893145" text:style-name="L1">
        <text:list-item>
          <text:p text:style-name="P2">The Chapter explains the history of C and and its uses like Efficiency, portability, flexibility and its short comings. It gives more freedom to write code but also holds you responsible and tend to make mistakes which are <text:s/>difficult to trace.</text:p>
        </text:list-item>
        <text:list-item>
          <text:p text:style-name="P2">The author explains how CPU fetches address of the memory location <text:s/>(where the instruction is stored ) from one of the registers, executes the instruction, stores it in new register replaces the first register with an address of the new memory location with a next instruction to be executed.</text:p>
        </text:list-item>
        <text:list-item>
          <text:p text:style-name="P2">He explains compilers convert our C language to machine readable language so that our c program can be used in any computer/system instead of writind tedious machine language specific to a particular system.</text:p>
        </text:list-item>
        <text:list-item>
          <text:p text:style-name="P3">The standards were introduced to define the language and maintain a standard C library (which <text:span text:style-name="T1">set of basic functions and header files)</text:span></text:p>
        </text:list-item>
        <text:list-item>
          <text:p text:style-name="P4">The history of C89, C90, C99, C11</text:p>
        </text:list-item>
        <text:list-item>
          <text:p text:style-name="P4">The seven steps of programming are : 1) Design the program objectives 2) Outline the design of the program 3) Write the code 4) Compile 5) Run the program 6 Test and debug 7) Maintain and modify the program</text:p>
        </text:list-item>
        <text:list-item>
          <text:p text:style-name="P4">The author points out the often people tend skip the first 2 steps and start writing code which tend make the coder frustrated with confusion and loss of time. The <text:s/>He advises to develop the habit of planning before code so that you can visualize the whole process in our head. <text:span text:style-name="T2">Us the old pen and pencil technology to jot down objectives and outline the design.</text:span></text:p>
        </text:list-item>
        <text:list-item>
          <text:p text:style-name="P5">Compiler converts to machine language code resulting in object file an<text:span text:style-name="T3">d</text:span> linker combines your <text:span text:style-name="T3">object code </text:span>with pre-compiled library code, <text:span text:style-name="T3">startup code (which helps to start the code in any operating system)</text:span> producing an executable code. <text:span text:style-name="T4">Some compilers run the linker automatically.</text:span></text:p>
        </text:list-item>
        <text:list-item>
          <text:p text:style-name="P6">History of compilers and gcc and clang. <text:span text:style-name="T5">And brief descriptions of 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7:23:33.869870274</meta:creation-date>
    <dc:date>2019-07-26T19:00:22.116169006</dc:date>
    <meta:editing-duration>PT27M21S</meta:editing-duration>
    <meta:editing-cycles>3</meta:editing-cycles>
    <meta:generator>LibreOffice/6.0.7.3$Linux_X86_64 LibreOffice_project/00m0$Build-3</meta:generator>
    <meta:document-statistic meta:table-count="0" meta:image-count="0" meta:object-count="0" meta:page-count="1" meta:paragraph-count="10" meta:word-count="326" meta:character-count="1861" meta:non-whitespace-character-count="1551"/>
  </office:meta>
</office:document-meta>
</file>